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288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formula="of:=POWER(2;[.C12])" office:value-type="float" office:value="512">
            <text:p>512</text:p>
          </table:table-cell>
          <table:table-cell table:formula="of:=POWER(2;[.D12])" office:value-type="float" office:value="1024">
            <text:p>1024</text:p>
          </table:table-cell>
          <table:table-cell table:formula="of:=POWER(2;[.E12])" office:value-type="float" office:value="2048">
            <text:p>2048</text:p>
          </table:table-cell>
          <table:table-cell table:formula="of:=POWER(2;[.F12])" office:value-type="float" office:value="4096">
            <text:p>4096</text:p>
          </table:table-cell>
          <table:table-cell table:formula="of:=POWER(2;[.G12])" office:value-type="float" office:value="8192">
            <text:p>8192</text:p>
          </table:table-cell>
          <table:table-cell table:formula="of:=POWER(2;[.H12])" office:value-type="float" office:value="16384">
            <text:p>16384</text:p>
          </table:table-cell>
          <table:table-cell table:formula="of:=POWER(2;[.I12])" office:value-type="float" office:value="32768">
            <text:p>32768</text:p>
          </table:table-cell>
          <table:table-cell table:formula="of:=POWER(2;[.J12])" office:value-type="float" office:value="65536">
            <text:p>65536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table:formula="of:=[.C13]-5" office:value-type="float" office:value="507">
            <text:p>507</text:p>
          </table:table-cell>
          <table:table-cell table:formula="of:=[.D13]-5" office:value-type="float" office:value="1019">
            <text:p>1019</text:p>
          </table:table-cell>
          <table:table-cell table:formula="of:=[.E13]-5" office:value-type="float" office:value="2043">
            <text:p>2043</text:p>
          </table:table-cell>
          <table:table-cell table:formula="of:=[.F13]-5" office:value-type="float" office:value="4091">
            <text:p>4091</text:p>
          </table:table-cell>
          <table:table-cell table:formula="of:=[.G13]-5" office:value-type="float" office:value="8187">
            <text:p>8187</text:p>
          </table:table-cell>
          <table:table-cell table:formula="of:=[.H13]-5" office:value-type="float" office:value="16379">
            <text:p>16379</text:p>
          </table:table-cell>
          <table:table-cell table:formula="of:=[.I13]-5" office:value-type="float" office:value="32763">
            <text:p>32763</text:p>
          </table:table-cell>
          <table:table-cell table:formula="of:=[.J13]-5" office:value-type="float" office:value="65531">
            <text:p>65531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table:formula="of:=(([.C14]-12)*64/255)-23" office:value-type="float" office:value="101.235294117647">
            <text:p>101.2352941176</text:p>
          </table:table-cell>
          <table:table-cell table:formula="of:=(([.D14]-12)*64/255)-23" office:value-type="float" office:value="229.737254901961">
            <text:p>229.737254902</text:p>
          </table:table-cell>
          <table:table-cell table:formula="of:=(([.E14]-12)*64/255)-23" office:value-type="float" office:value="486.741176470588">
            <text:p>486.7411764706</text:p>
          </table:table-cell>
          <table:table-cell table:formula="of:=(([.F14]-12)*64/255)-23" office:value-type="float" office:value="1000.74901960784">
            <text:p>1000.7490196079</text:p>
          </table:table-cell>
          <table:table-cell table:formula="of:=(([.G14]-12)*64/255)-23" office:value-type="float" office:value="2028.76470588235">
            <text:p>2028.7647058824</text:p>
          </table:table-cell>
          <table:table-cell table:formula="of:=(([.H14]-12)*64/255)-23" office:value-type="float" office:value="4084.79607843137">
            <text:p>4084.7960784314</text:p>
          </table:table-cell>
          <table:table-cell table:formula="of:=(([.I14]-12)*64/255)-23" office:value-type="float" office:value="8196.85882352941">
            <text:p>8196.8588235294</text:p>
          </table:table-cell>
          <table:table-cell table:formula="of:=(([.J14]-12)*64/255)-23" office:value-type="float" office:value="16420.9843137255">
            <text:p>16420.9843137255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table:style-name="ce1" table:formula="of:=(([.C14]-12)*32/255)-23-4" office:value-type="float" office:value="35.1176470588235">
            <text:p>35.1176470588</text:p>
          </table:table-cell>
          <table:table-cell table:style-name="ce1" table:formula="of:=(([.D14]-12)*32/255)-23-4" office:value-type="float" office:value="99.3686274509804">
            <text:p>99.368627451</text:p>
          </table:table-cell>
          <table:table-cell table:style-name="ce1" table:formula="of:=(([.E14]-12)*32/255)-23-4" office:value-type="float" office:value="227.870588235294">
            <text:p>227.8705882353</text:p>
          </table:table-cell>
          <table:table-cell table:style-name="ce1" table:formula="of:=(([.F14]-12)*32/255)-23-4" office:value-type="float" office:value="484.874509803922">
            <text:p>484.8745098039</text:p>
          </table:table-cell>
          <table:table-cell table:style-name="ce1" table:formula="of:=(([.G14]-12)*32/255)-23-4" office:value-type="float" office:value="998.882352941177">
            <text:p>998.8823529412</text:p>
          </table:table-cell>
          <table:table-cell table:style-name="ce1" table:formula="of:=(([.H14]-12)*32/255)-23-4" office:value-type="float" office:value="2026.89803921569">
            <text:p>2026.8980392157</text:p>
          </table:table-cell>
          <table:table-cell table:style-name="ce1" table:formula="of:=(([.I14]-12)*32/255)-23-4" office:value-type="float" office:value="4082.92941176471">
            <text:p>4082.9294117647</text:p>
          </table:table-cell>
          <table:table-cell table:style-name="ce1" table:formula="of:=(([.J14]-12)*32/255)-23-4" office:value-type="float" office:value="8194.99215686275">
            <text:p>8194.99215686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6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dale Ramanathan</meta:initial-creator>
    <meta:creation-date>2023-02-24T16:30:11</meta:creation-date>
    <dc:date>2023-02-24T16:36:27</dc:date>
    <dc:creator>Arundale Ramanathan</dc:creator>
    <meta:editing-duration>PT6M17S</meta:editing-duration>
    <meta:editing-cycles>1</meta:editing-cycles>
    <meta:document-statistic meta:table-count="3" meta:cell-count="43" meta:object-count="0"/>
    <meta:generator>OpenOffice/4.1.13$Unix OpenOffice.org_project/4113m1$Build-9810</meta:generator>
  </office:meta>
</office:document-meta>
</file>